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FreeSerif" svg:font-family="FreeSerif"/>
    <style:font-face style:name="Liberation Serif" svg:font-family="Liberation Serif"/>
    <style:font-face style:name="FreeMono" svg:font-family="FreeMono"/>
  </office:font-face-decls>
  <office:automatic-styles>
    <style:style style:family="text" style:name="T1" style:display-name="T1">
      <style:text-properties fo:color="#000000" style:font-name="Liberation Serif" fo:font-size="12pt" fo:language="en" fo:country="US" fo:font-weight="normal"/>
    </style:style>
    <style:style style:family="text" style:name="T2" style:display-name="T2">
      <style:text-properties style:font-name="Liberation Serif" fo:font-size="12pt" fo:language="en" fo:country="US" fo:font-weight="normal"/>
    </style:style>
    <style:style style:family="text" style:name="T3" style:display-name="T3">
      <style:text-properties fo:color="#000000" style:font-name="FreeMono" fo:font-size="12pt" fo:language="en" fo:country="US" fo:font-weight="normal"/>
    </style:style>
    <style:style style:family="paragraph" style:name="P9" style:display-name="P9" style:parent-style-name="Normal">
      <style:paragraph-properties fo:text-indent="0in" fo:margin-left="0.5000in" fo:margin-right="0in"/>
    </style:style>
    <style:style style:family="paragraph" style:name="P20" style:display-name="P20" style:list-style-name="L9">
      <style:paragraph-properties fo:text-align="left" fo:text-indent="0.000000cm" fo:line-height="100%" fo:margin-left="2.063750cm" fo:margin-right="0.0000in" fo:margin-top="0.0000in" fo:margin-bottom="0.0000in" style:writing-mode="lr"/>
    </style:style>
    <style:style style:family="paragraph" style:name="P21" style:display-name="P21" style:list-style-name="L10">
      <style:paragraph-properties fo:text-align="left" fo:text-indent="0.000000cm" fo:line-height="100%" fo:margin-left="2.097278cm" fo:margin-right="0.0000in" fo:margin-top="0.0000in" fo:margin-bottom="0.0000in" style:writing-mode="lr"/>
    </style:style>
    <style:style style:family="paragraph" style:name="P22" style:display-name="P22" style:list-style-name="L11">
      <style:paragraph-properties fo:text-align="left" fo:text-indent="0.000000cm" fo:line-height="100%" fo:margin-left="2.099056cm" fo:margin-right="0.0000in" fo:margin-top="0.0000in" fo:margin-bottom="0.0000in" style:writing-mode="lr"/>
    </style:style>
    <style:style style:family="paragraph" style:name="P23" style:display-name="P23" style:parent-style-name="Normal">
      <style:paragraph-properties fo:text-align="left" fo:text-indent="0.0000in" fo:line-height="100%" fo:margin-left="0.8125in" fo:margin-right="0.0000in" fo:margin-top="0.0000in" fo:margin-bottom="0.0000in" style:writing-mode="lr"/>
    </style:style>
    <style:style style:family="paragraph" style:name="P24" style:display-name="P24" style:list-style-name="L12">
      <style:paragraph-properties fo:text-align="left" fo:text-indent="0.000000cm" fo:line-height="100%" fo:margin-left="1.303528cm" fo:margin-right="0.0000in" fo:margin-top="0.0000in" fo:margin-bottom="0.0000in" style:writing-mode="lr"/>
    </style:style>
    <style:style style:family="paragraph" style:name="P25" style:display-name="P25" style:list-style-name="L13">
      <style:paragraph-properties fo:text-align="left" fo:text-indent="0.000000cm" fo:line-height="100%" fo:margin-left="1.303528cm" fo:margin-right="0.0000in" fo:margin-top="0.0000in" fo:margin-bottom="0.0000in" style:writing-mode="lr"/>
    </style:style>
    <style:style style:family="paragraph" style:name="P26" style:display-name="P26" style:parent-style-name="Normal">
      <style:text-properties fo:color="#000000" style:font-name="Liberation Serif" fo:font-size="12pt" fo:language="en" fo:country="US" fo:font-weight="normal"/>
    </style:style>
    <style:style style:family="paragraph" style:name="P10" style:display-name="P10" style:list-style-name="L2">
      <style:paragraph-properties fo:text-align="justify" fo:text-indent="0.000000cm" fo:line-height="100%" fo:margin-left="1.303528cm" fo:margin-right="0.0000in" fo:margin-top="0.0000in" fo:margin-bottom="0.0000in" style:writing-mode="lr"/>
    </style:style>
    <style:style style:family="paragraph" style:name="P11" style:display-name="P11" style:list-style-name="L3">
      <style:paragraph-properties fo:text-align="left" fo:text-indent="0.000000cm" fo:line-height="100%" fo:margin-left="1.303528cm" fo:margin-right="0.0000in" fo:margin-top="0.0000in" fo:margin-bottom="0.0000in" style:writing-mode="lr"/>
    </style:style>
    <style:style style:family="paragraph" style:name="P12" style:display-name="P12" style:list-style-name="L4">
      <style:paragraph-properties fo:text-align="left" fo:text-indent="0.000000cm" fo:line-height="100%" fo:margin-left="1.303528cm" fo:margin-right="0.0000in" fo:margin-top="0.0000in" fo:margin-bottom="0.0000in" style:writing-mode="lr"/>
    </style:style>
    <style:style style:family="paragraph" style:name="P13" style:display-name="P13" style:list-style-name="L5">
      <style:paragraph-properties fo:text-align="left" fo:text-indent="0.000000cm" fo:line-height="100%" fo:margin-left="1.303528cm" fo:margin-right="0.0000in" fo:margin-top="0.0000in" fo:margin-bottom="0.0000in" style:writing-mode="lr"/>
    </style:style>
    <style:style style:family="paragraph" style:name="P14" style:display-name="P14" style:parent-style-name="Normal">
      <style:paragraph-properties fo:text-align="left" fo:line-height="100%" fo:margin-right="0.0000in" fo:margin-top="0.0000in" fo:margin-bottom="0.0000in" style:writing-mode="lr"/>
    </style:style>
    <style:style style:family="paragraph" style:name="P15" style:display-name="P15" style:parent-style-name="Normal">
      <style:paragraph-properties fo:text-indent="0in" fo:margin-left="0.1866in" fo:margin-right="0in"/>
      <style:text-properties fo:color="#000000" style:font-name="Liberation Serif" fo:font-size="12pt" fo:language="en" fo:country="US" fo:font-weight="normal"/>
    </style:style>
    <style:style style:family="paragraph" style:name="P16" style:display-name="P16" style:parent-style-name="Normal">
      <style:paragraph-properties fo:text-indent="0in" fo:margin-left="0.5000in" fo:margin-right="0in"/>
      <style:text-properties fo:color="#000000" style:font-name="Liberation Serif" fo:font-size="12pt" fo:language="en" fo:country="US" fo:font-weight="normal"/>
    </style:style>
    <style:style style:family="paragraph" style:name="P17" style:display-name="P17" style:list-style-name="L6">
      <style:paragraph-properties fo:text-align="left" fo:text-indent="0.000000cm" fo:line-height="100%" fo:margin-left="1.303528cm" fo:margin-right="0.0000in" fo:margin-top="0.0000in" fo:margin-bottom="0.0000in" style:writing-mode="lr"/>
    </style:style>
    <style:style style:family="paragraph" style:name="P18" style:display-name="P18" style:list-style-name="L7">
      <style:paragraph-properties fo:text-align="left" fo:text-indent="0.000000cm" fo:line-height="100%" fo:margin-left="1.303528cm" fo:margin-right="0.0000in" fo:margin-top="0.0000in" fo:margin-bottom="0.0000in" style:writing-mode="lr"/>
    </style:style>
    <style:style style:family="paragraph" style:name="P19" style:display-name="P19" style:list-style-name="L8">
      <style:paragraph-properties fo:text-align="left" fo:text-indent="0.000000cm" fo:line-height="100%" fo:margin-left="1.303528cm" fo:margin-right="0.0000in" fo:margin-top="0.0000in" fo:margin-bottom="0.0000in" style:writing-mode="lr"/>
    </style:style>
    <style:style style:family="paragraph" style:name="P1" style:display-name="P1">
      <style:paragraph-properties fo:break-before="page"/>
    </style:style>
    <style:style style:family="paragraph" style:name="P2" style:display-name="P2" style:parent-style-name="Normal">
      <style:paragraph-properties fo:text-align="center"/>
      <style:text-properties style:font-name="Liberation Sans" fo:font-size="16pt" fo:font-weight="bold"/>
    </style:style>
    <style:style style:family="paragraph" style:name="P3" style:display-name="P3" style:parent-style-name="Normal"/>
    <style:style style:family="paragraph" style:name="P4" style:display-name="P4" style:parent-style-name="Normal">
      <style:paragraph-properties fo:text-indent="0in" fo:margin-left="0.1866in" fo:margin-right="0in"/>
    </style:style>
    <style:style style:family="paragraph" style:name="P5" style:display-name="P5" style:parent-style-name="Normal">
      <style:paragraph-properties fo:text-align="justify" fo:text-indent="0in" fo:margin-left="0.5in" fo:margin-right="0in"/>
    </style:style>
    <style:style style:family="paragraph" style:name="P6" style:display-name="P6" style:list-style-name="L1">
      <style:paragraph-properties fo:text-align="justify" fo:text-indent="0.000000cm" fo:margin-left="1.301750cm" fo:margin-right="0in"/>
      <style:text-properties fo:color="#000000" style:font-name="Liberation Serif" fo:font-size="12pt" fo:font-weight="normal"/>
    </style:style>
    <style:style style:family="paragraph" style:name="P7" style:display-name="P7" style:list-style-name="L1">
      <style:paragraph-properties fo:text-align="justify" fo:text-indent="0.000000cm" fo:line-height="100%" fo:margin-left="1.305306cm" fo:margin-right="0.0000in" fo:margin-top="0.0000in" fo:margin-bottom="0.0000in" style:writing-mode="lr"/>
      <style:text-properties style:font-name="Liberation Serif" fo:font-size="12pt" fo:language="en" fo:country="US" fo:font-weight="normal"/>
    </style:style>
    <style:style style:family="paragraph" style:name="P8" style:display-name="P8" style:parent-style-name="Normal">
      <style:paragraph-properties fo:text-align="justify" fo:text-indent="0in" fo:margin-left="0.5in" fo:margin-right="0in"/>
      <style:text-properties fo:color="#000000" style:font-name="Liberation Serif" fo:font-size="12pt" fo:language="en" fo:country="US" fo:font-weight="normal"/>
    </style:style>
    <style:style style:family="section" style:name="Sect1" style:display-name="Sect1"/>
    <style:page-layout style:name="PLayout2">
      <style:page-layout-properties fo:margin-top="0.7874in" fo:margin-bottom="0.7874in" fo:margin-left="0.7874in" fo:margin-right="0.7874in"/>
    </style:page-layout>
    <style:page-layout style:name="Standard">
      <style:page-layout-properties fo:margin-top="0.7874in" fo:margin-bottom="0.7874in" fo:margin-left="0.7874in" fo:margin-right="0.7874in"/>
    </style:page-layout>
    <text:list-style style:name="L3">
      <text:list-level-style-bullet text:level="1" text:bullet-char="•">
        <style:list-level-properties fo:text-indent="0.000000cm" text:space-before="0cm" text:min-label-width="0.760222cm" fo:margin-left="1.303528cm"/>
        <style:text-properties style:font-name="FreeSerif"/>
      </text:list-level-style-bullet>
    </text:list-style>
    <text:list-style style:name="L4">
      <text:list-level-style-bullet text:level="1" text:bullet-char="•">
        <style:list-level-properties fo:text-indent="0.000000cm" text:space-before="0cm" text:min-label-width="0.760222cm" fo:margin-left="1.303528cm"/>
        <style:text-properties style:font-name="FreeSerif"/>
      </text:list-level-style-bullet>
    </text:list-style>
    <text:list-style style:name="L5">
      <text:list-level-style-bullet text:level="1" text:bullet-char="•">
        <style:list-level-properties fo:text-indent="0.000000cm" text:space-before="0cm" text:min-label-width="0.760222cm" fo:margin-left="1.303528cm"/>
        <style:text-properties style:font-name="FreeSerif"/>
      </text:list-level-style-bullet>
    </text:list-style>
    <text:list-style style:name="L6">
      <text:list-level-style-bullet text:level="1" text:bullet-char="–">
        <style:list-level-properties fo:text-indent="0.000000cm" text:space-before="0cm" text:min-label-width="0.760222cm" fo:margin-left="1.303528cm"/>
        <style:text-properties style:font-name="FreeSerif"/>
      </text:list-level-style-bullet>
    </text:list-style>
    <text:list-style style:name="L7">
      <text:list-level-style-bullet text:level="1" text:bullet-char="–">
        <style:list-level-properties fo:text-indent="0.000000cm" text:space-before="0cm" text:min-label-width="0.760222cm" fo:margin-left="1.303528cm"/>
        <style:text-properties style:font-name="FreeSerif"/>
      </text:list-level-style-bullet>
    </text:list-style>
    <text:list-style style:name="L8">
      <text:list-level-style-bullet text:level="1" text:bullet-char="–">
        <style:list-level-properties fo:text-indent="0.000000cm" text:space-before="0cm" text:min-label-width="0.760222cm" fo:margin-left="1.303528cm"/>
        <style:text-properties style:font-name="FreeSerif"/>
      </text:list-level-style-bullet>
    </text:list-style>
    <text:list-style style:name="L9">
      <text:list-level-style-bullet text:level="1" text:bullet-char="•">
        <style:list-level-properties fo:text-indent="0.000000cm" text:space-before="0cm" text:min-label-width="0.793750cm" fo:margin-left="2.063750cm"/>
        <style:text-properties style:font-name="FreeSerif"/>
      </text:list-level-style-bullet>
    </text:list-style>
    <text:list-style style:name="L10">
      <text:list-level-style-bullet text:level="1" text:bullet-char="•">
        <style:list-level-properties fo:text-indent="0.000000cm" text:space-before="0cm" text:min-label-width="0.760222cm" fo:margin-left="2.097278cm"/>
        <style:text-properties style:font-name="FreeSerif"/>
      </text:list-level-style-bullet>
    </text:list-style>
    <text:list-style style:name="L11">
      <text:list-level-style-bullet text:level="1" text:bullet-char="•">
        <style:list-level-properties fo:text-indent="0.000000cm" text:space-before="0cm" text:min-label-width="0.758444cm" fo:margin-left="2.099056cm"/>
        <style:text-properties style:font-name="FreeSerif"/>
      </text:list-level-style-bullet>
    </text:list-style>
    <text:list-style style:name="L12">
      <text:list-level-style-bullet text:level="1" text:bullet-char="–">
        <style:list-level-properties fo:text-indent="0.000000cm" text:space-before="0cm" text:min-label-width="0.760222cm" fo:margin-left="1.303528cm"/>
        <style:text-properties style:font-name="FreeSerif"/>
      </text:list-level-style-bullet>
    </text:list-style>
    <text:list-style style:name="L13">
      <text:list-level-style-bullet text:level="1" text:bullet-char="–">
        <style:list-level-properties fo:text-indent="0.000000cm" text:space-before="0cm" text:min-label-width="0.760222cm" fo:margin-left="1.303528cm"/>
        <style:text-properties style:font-name="FreeSerif"/>
      </text:list-level-style-bullet>
    </text:list-style>
    <text:list-style style:name="L1">
      <text:list-level-style-bullet text:level="1" text:bullet-char="•">
        <style:list-level-properties fo:text-indent="0.000000cm" text:space-before="0cm" text:min-label-width="0.762000cm" fo:margin-left="1.301750cm"/>
        <style:text-properties style:font-name="FreeSerif"/>
      </text:list-level-style-bullet>
    </text:list-style>
    <text:list-style style:name="L2">
      <text:list-level-style-bullet text:level="1" text:bullet-char="•">
        <style:list-level-properties fo:text-indent="0.000000cm" text:space-before="0cm" text:min-label-width="0.760222cm" fo:margin-left="1.303528cm"/>
        <style:text-properties style:font-name="FreeSerif"/>
      </text:list-level-style-bullet>
    </text:list-style>
  </office:automatic-styles>
  <office:body>
    <office:text>
      <text:section text:style-name="Sect1" text:name="Section1">
        <text:p text:style-name="P1"/>
        <text:p text:style-name="P2">Pembuatan Template Website sederhana dengan desain framework css materialize</text:p>
        <text:p text:style-name="P3"/>
        <text:p text:style-name="P3"/>
        <text:p text:style-name="P3"/>
        <text:p text:style-name="P3">1. Pengenalan Framework Materialize CSS</text:p>
        <text:p text:style-name="P4">1. 1 Pengenalan</text:p>
        <text:p text:style-name="P5"> <text:s text:c="2"/>Material Desain adalah trend desain yang sedang in atau update sekitar pertengahan tahun 2015. Beberapa kreatif aplikasi pendatang baru seperti telegram, BBM yang mulai menggunakan konsep UI material dengan alasan desain ini terlihat luwes dengan konsep flatnya. <text:s/>Material desain adalah desain dengan peningkatan layout berbasis grid, animasi dan transisi responsif, padding dan efek kedalaman seperti pencahayaan dan bayangan. </text:p>
        <text:p text:style-name="P5"><text:tab/><text:tab/>Materialize CSS adalah salah satu tool framework dengan bahasa desain CSS (Cascading style sheet) yang dirancang secara instan untuk memudahkan developer aplikasi. Karena berfokus pada kemudahan developing software maka Materialize CSS memiliki 3 prinsip :</text:p>
        <text:list text:style-name="L1">
          <text:list-item>
            <text:p text:style-name="P6"><text:span text:style-name="T1">Kecepatan dalam developing : Materialize memberikan kemudahan kepada user untuk menggunakan desain stylies yang praktis. Materialize juga menyediakan animasi dan transisi yang lebih halus untuk pengalaman user.</text:span></text:p>
          </text:list-item>
          <text:list-item>
            <text:p text:style-name="P7"><text:span text:style-name="T2">Fokus Pengalaman User : Materialize memiliki khas desain yang dapat menyesuaikan terhadap berbagai device dan platform aplikasi sehingga terlihat kompak.</text:span></text:p>
          </text:list-item>
          <text:list-item>
            <text:p text:style-name="P7"><text:span text:style-name="T2">Mudah digunakan : Materialize dirancang untuk mudah digunakan, terlebih bagi mereka yang awam dalam bahasa desain css dengan memberikan dokumentasi secara detail dengan contoh kode.</text:span> <text:s/></text:p>
          </text:list-item>
        </text:list>
        <text:p text:style-name="P8"/>
        <text:p text:style-name="P4">1. 2 Contoh Website yang Menggunakan Material CSS</text:p>
        <text:p text:style-name="P9"><text:span text:style-name="T1">Beberapa situs besar yang menggunakan style materialize sebagai berikut : </text:span></text:p>
        <text:list text:style-name="L2">
          <text:list-item>
            <text:p text:style-name="P10"><text:span text:style-name="T2">lifeaweso.me</text:span></text:p>
          </text:list-item>
        </text:list>
        <text:list text:style-name="L3">
          <text:list-item>
            <text:p text:style-name="P11"><text:span text:style-name="T2">kenyaapps.net</text:span></text:p>
          </text:list-item>
        </text:list>
        <text:list text:style-name="L4">
          <text:list-item>
            <text:p text:style-name="P12"><text:span text:style-name="T2">www.android-kiosk.com</text:span></text:p>
          </text:list-item>
        </text:list>
        <text:list text:style-name="L5">
          <text:list-item>
            <text:p text:style-name="P13"><text:span text:style-name="T2">www.internationalschoolofeurope.it</text:span></text:p>
          </text:list-item>
        </text:list>
        <text:p text:style-name="P14"/>
        <text:p text:style-name="P15">1. 3 Install Webserver</text:p>
        <text:p text:style-name="P16">Berikut aplikasi yang harus diinstall sebelum membuat website dan cara penginstallanya</text:p>
        <text:p text:style-name="P16">1.3.1 apache</text:p>
        <text:p text:style-name="P16"><text:tab/><text:tab/>apache adalah webserver. berikut cara penginstallannya: </text:p>
        <text:p text:style-name="P16"><text:span text:style-name="T3"> <text:tab/>sudo apt-get install apache2</text:span></text:p>
        <text:p text:style-name="P16"><text:span text:style-name="T1">1.3.2. php</text:span></text:p>
        <text:p text:style-name="P16"><text:span text:style-name="T1"><text:tab/><text:tab/>php adalah bahasa program server side. </text:span></text:p>
        <text:p text:style-name="P16"><text:span text:style-name="T1"><text:tab/><text:tab/> </text:span><text:span text:style-name="T3">sudo apt-get install php5 libapache2-mod-php5 php5-mcrypt</text:span></text:p>
        <text:p text:style-name="P16"/>
        <text:p text:style-name="P16"><text:span text:style-name="T1">Selanjutnya kita ubah permission folder /var/www dengan perintah</text:span></text:p>
        <text:p text:style-name="P16"><text:span text:style-name="T3">sudo chmod 775 /var/www</text:span></text:p>
        <text:p text:style-name="P16"/>
        <text:p text:style-name="P4">1. 4 Cara Install Materialize CSS dan Pembuatan HTML Biasa</text:p>
        <text:p text:style-name="P9"><text:span text:style-name="T1"><text:tab/><text:tab/>Tahap penginstallan materializecss :</text:span></text:p>
        <text:list text:style-name="L6">
          <text:list-item>
            <text:p text:style-name="P17"><text:span text:style-name="T2">Buka url http://materializecss.com/ dari browser. </text:span></text:p>
          </text:list-item>
        </text:list>
        <text:list text:style-name="L7">
          <text:list-item>
            <text:p text:style-name="P18"><text:span text:style-name="T2">Untuk memulai masuk ke menu Getting started. </text:span></text:p>
          </text:list-item>
        </text:list>
        <text:list text:style-name="L8">
          <text:list-item>
            <text:p text:style-name="P19"><text:span text:style-name="T2">Berikut tipe penginstallan materializecss diantaranya :</text:span></text:p>
          </text:list-item>
        </text:list>
        <text:list text:style-name="L9">
          <text:list-item>
            <text:p text:style-name="P20"><text:span text:style-name="T2">Download source code </text:span></text:p>
          </text:list-item>
        </text:list>
        <text:list text:style-name="L10">
          <text:list-item>
            <text:p text:style-name="P21"><text:span text:style-name="T2">CDN</text:span></text:p>
          </text:list-item>
        </text:list>
        <text:list text:style-name="L11">
          <text:list-item>
            <text:p text:style-name="P22"><text:span text:style-name="T2">NPM (Nodejs Package Manager)</text:span></text:p>
          </text:list-item>
          <text:list-item>
            <text:p text:style-name="P22"><text:span text:style-name="T2">Bower</text:span></text:p>
          </text:list-item>
        </text:list>
        <text:p text:style-name="P23"><text:span text:style-name="T2"><text:tab/><text:tab/>kita akan menggunakan penginstallan dengan mode manual atau download source code.</text:span></text:p>
        <text:list text:style-name="L12">
          <text:list-item>
            <text:p text:style-name="P24"><text:span text:style-name="T2">ekstrak folder materializecss</text:span></text:p>
          </text:list-item>
        </text:list>
        <text:list text:style-name="L13">
          <text:list-item>
            <text:p text:style-name="P25"><text:span text:style-name="T2">Buat file .php, letakan di dalam folder pengekstrakan </text:span></text:p>
          </text:list-item>
        </text:list>
        <text:p text:style-name="P23"><text:span text:style-name="T2">Sampai tahap ini kita sudah siap untuk menggunakan framework materializecss. <text:s/></text:span></text:p>
        <text:p text:style-name="P26"/>
        <text:p text:style-name="P3">2. Tutorial Dasar Materialize CSS </text:p>
        <text:p text:style-name="P4">2. 1 Pengenalan CSS</text:p>
        <text:p text:style-name="P4">bla bla</text:p>
        <text:p text:style-name="P4">2. 2 Penggunaan Cardpanel, Color dan Grid</text:p>
        <text:p text:style-name="P4">2. 3 Penggunaan Grid untuk Responsive Desain, Gambar</text:p>
        <text:p text:style-name="P3"/>
        <text:p text:style-name="P3">3. Tutorial Komponen Materialize CSS</text:p>
        <text:p text:style-name="P4">3. 1 Penggunaan Badges, Button, Card dan Footer</text:p>
        <text:p text:style-name="P4">3. 2 Penggunaan Form, Icon dan Navbar</text:p>
        <text:p text:style-name="P3"/>
        <text:p text:style-name="P3">4. Tutorial Javascript Materialize CSS <text:s text:c="3"/></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ce style:name="Liberation Serif" svg:font-family="Liberation Serif"/>
  </office:font-face-decls>
  <office:styles>
    <style:default-style style:family="paragraph">
      <style:paragraph-properties style:tab-stop-distance="0.2835in"/>
    </style:default-style>
    <style:style style:family="paragraph" style:name="Text-body" style:display-name="Text body" style:parent-style-name="Normal" style:next-style-name="Text-body">
      <style:paragraph-properties fo:line-height="120%" fo:margin-top="0in" fo:margin-bottom="0.0972in"/>
    </style:style>
    <style:style style:family="paragraph" style:name="Contents-2" style:display-name="Contents 2" style:parent-style-name="Normal" style:next-style-name="Normal">
      <style:paragraph-properties fo:text-indent="-0.300000in" fo:margin-left="1.000000in"/>
    </style:style>
    <style:style style:family="paragraph" style:name="Heading" style:display-name="Heading" style:parent-style-name="Normal" style:next-style-name="Text-body">
      <style:paragraph-properties fo:margin-top="0.1665in" fo:margin-bottom="0.0835in" fo:keep-with-next="always"/>
      <style:text-properties style:font-name="Liberation Sans" fo:font-size="14pt"/>
    </style:style>
    <style:style style:family="paragraph" style:name="Contents-1" style:display-name="Contents 1" style:parent-style-name="Normal" style:next-style-name="Normal">
      <style:paragraph-properties fo:text-indent="-0.300000in" fo:margin-left="0.500000in"/>
    </style:style>
    <style:style style:family="paragraph" style:name="Caption" style:display-name="Caption" style:parent-style-name="Normal" style:next-style-name="Caption">
      <style:paragraph-properties fo:margin-top="0.0835in" fo:margin-bottom="0.0835in"/>
      <style:text-properties fo:font-size="12pt" fo:font-style="italic"/>
    </style:style>
    <style:style style:family="paragraph" style:name="Contents-3" style:display-name="Contents 3" style:parent-style-name="Normal" style:next-style-name="Normal">
      <style:paragraph-properties fo:text-indent="-0.300000in" fo:margin-left="1.500000in"/>
    </style:style>
    <style:style style:family="paragraph" style:name="Contents-4" style:display-name="Contents 4" style:parent-style-name="Normal" style:next-style-name="Normal">
      <style:paragraph-properties fo:text-indent="-0.300000in" fo:margin-left="2.000000in"/>
    </style:style>
    <style:style style:family="paragraph" style:name="Normal" style:display-name="Normal"/>
  </office:styles>
  <office:automatic-styles>
    <style:page-layout style:name="Standard">
      <style:page-layout-properties fo:page-width="210.000000mm" fo:page-height="297.000000mm" style:print-orientation="portrait" fo:margin-top="0.7874in" fo:margin-bottom="0.7874in" fo:margin-left="0.7874in" fo:margin-right="0.7874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0 (unix, gtk)</meta:generator>
    <dc:creator>root </dc:creator>
    <meta:creation-date>2015-08-14T09:38:45.927025056</meta:creation-date>
    <dc:date>Thu Dec  3 21:55:20 2015
</dc:date>
  </office:meta>
</office:document-meta>
</file>